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angal2" svg:font-family="Mangal"/>
    <style:font-face style:name="Arial Cyr" svg:font-family="'Arial Cyr'" style:font-family-generic="swiss"/>
    <style:font-face style:name="MS Sans Serif" svg:font-family="'MS Sans Serif'" style:font-family-generic="swiss"/>
    <style:font-face style:name="Courier New" svg:font-family="'Courier New'" style:font-family-generic="modern" style:font-pitch="fixed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users" style:family="table">
      <style:table-properties style:width="17cm" table:align="margins"/>
    </style:style>
    <style:style style:name="users.A" style:family="table-column">
      <style:table-column-properties style:column-width="1.625cm" style:rel-column-width="6262*"/>
    </style:style>
    <style:style style:name="users.B" style:family="table-column">
      <style:table-column-properties style:column-width="6.876cm" style:rel-column-width="26505*"/>
    </style:style>
    <style:style style:name="users.C" style:family="table-column">
      <style:table-column-properties style:column-width="5.673cm" style:rel-column-width="21867*"/>
    </style:style>
    <style:style style:name="users.D" style:family="table-column">
      <style:table-column-properties style:column-width="2.828cm" style:rel-column-width="10901*"/>
    </style:style>
    <style:style style:name="user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users.D1" style:family="table-cell">
      <style:table-cell-properties fo:padding="0.097cm" fo:border="0.002cm solid #000000"/>
    </style:style>
    <style:style style:name="users.A2" style:family="table-cell">
      <style:table-cell-properties fo:padding="0.097cm" fo:border-left="0.002cm solid #000000" fo:border-right="none" fo:border-top="none" fo:border-bottom="0.002cm solid #000000"/>
    </style:style>
    <style:style style:name="user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nanim" style:family="table">
      <style:table-properties style:width="17cm" table:align="margins"/>
    </style:style>
    <style:style style:name="nanim.A" style:family="table-column">
      <style:table-column-properties style:column-width="4.249cm" style:rel-column-width="16380*"/>
    </style:style>
    <style:style style:name="nanim.C" style:family="table-column">
      <style:table-column-properties style:column-width="5.308cm" style:rel-column-width="20460*"/>
    </style:style>
    <style:style style:name="nanim.D" style:family="table-column">
      <style:table-column-properties style:column-width="3.194cm" style:rel-column-width="12315*"/>
    </style:style>
    <style:style style:name="nanim.A1" style:family="table-cell">
      <style:table-cell-properties fo:padding="0.097cm" fo:border-left="0.002cm solid #000000" fo:border-right="none" fo:border-top="0.002cm solid #000000" fo:border-bottom="0.002cm solid #000000"/>
    </style:style>
    <style:style style:name="nanim.D1" style:family="table-cell">
      <style:table-cell-properties fo:padding="0.097cm" fo:border="0.002cm solid #000000"/>
    </style:style>
    <style:style style:name="nanim.A2" style:family="table-cell">
      <style:table-cell-properties fo:padding="0.097cm" fo:border-left="0.002cm solid #000000" fo:border-right="none" fo:border-top="none" fo:border-bottom="0.002cm solid #000000"/>
    </style:style>
    <style:style style:name="nanim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1pt" fo:language="en" fo:country="US" fo:font-style="normal" fo:text-shadow="none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2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language="en" fo:country="US" fo:font-style="normal" fo:text-shadow="none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1pt" fo:language="en" fo:country="US" fo:font-style="normal" fo:text-shadow="none" style:text-underline-style="none" fo:font-weight="bold" style:font-name-asian="Tahoma" style:font-size-asian="11pt" style:font-style-asian="normal" style:font-weight-asian="bold" style:font-name-complex="Tahoma" style:font-size-complex="11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font-name-asian="Mangal1" style:font-size-asian="11pt" style:font-style-asian="normal" style:font-weight-asian="normal" style:font-name-complex="Mangal1" style:font-size-complex="11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font-name-asian="Tahoma" style:font-size-asian="11pt" style:font-style-asian="normal" style:font-weight-asian="normal" style:font-name-complex="Tahoma" style:font-size-complex="11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text-properties style:text-outline="false" style:text-line-through-style="none" style:font-name="Times New Roman" fo:font-size="6.5pt" fo:language="en" fo:country="US" fo:font-style="normal" fo:text-shadow="none" style:text-underline-style="none" fo:font-weight="normal" style:font-name-asian="Tahoma" style:font-size-asian="6.5pt" style:font-style-asian="normal" style:font-weight-asian="normal" style:font-name-complex="Tahoma" style:font-size-complex="6.5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text-properties style:text-outline="false" style:text-line-through-style="none" style:font-name="Times New Roman" fo:font-size="9pt" fo:language="en" fo:country="US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text-properties style:font-name="Times New Roman"/>
    </style:style>
    <style:style style:name="P11" style:family="paragraph" style:parent-style-name="Standard">
      <style:text-properties style:font-name="Times New Roman" fo:font-size="11pt" style:font-size-asian="11pt" style:font-size-complex="11pt"/>
    </style:style>
    <style:style style:name="P12" style:family="paragraph" style:parent-style-name="Standard">
      <style:text-properties style:font-name="Times New Roman" fo:font-size="11pt" fo:language="en" fo:country="US" style:font-size-asian="11pt" style:font-size-complex="11pt"/>
    </style:style>
    <style:style style:name="P13" style:family="paragraph" style:parent-style-name="Standard">
      <style:text-properties style:font-name="Times New Roman" fo:font-size="11pt" fo:language="ru" fo:country="RU" style:font-size-asian="11pt" style:font-size-complex="11pt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Times New Roman" fo:font-size="11pt" fo:language="ru" fo:country="RU" style:font-size-asian="11pt" style:font-size-complex="11pt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Times New Roman" fo:font-size="11pt" fo:language="ru" fo:country="RU" style:text-underline-style="solid" style:text-underline-width="auto" style:text-underline-color="font-color" style:font-size-asian="11pt" style:font-size-complex="11pt"/>
    </style:style>
    <style:style style:name="P16" style:family="paragraph" style:parent-style-name="Standard">
      <style:text-properties style:font-name="Times New Roman" fo:language="en" fo:country="US"/>
    </style:style>
    <style:style style:name="P17" style:family="paragraph" style:parent-style-name="Standard">
      <style:text-properties style:use-window-font-color="true" style:text-outline="false" style:text-line-through-style="none" style:font-name="Times New Roman" fo:font-size="6.5pt" fo:language="en" fo:country="US" fo:font-style="normal" fo:text-shadow="none" style:text-underline-style="none" fo:font-weight="normal" style:font-name-asian="Times New Roman" style:font-size-asian="6.5pt" style:font-style-asian="normal" style:font-weight-asian="normal" style:font-name-complex="Times New Roman" style:font-size-complex="6.5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text-properties fo:language="en" fo:country="US"/>
    </style:style>
    <style:style style:name="P19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20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bold" style:font-name-asian="Tahoma" style:font-size-asian="11pt" style:font-style-asian="normal" style:font-weight-asian="bold" style:font-name-complex="Tahoma" style:font-size-complex="11pt" style:font-style-complex="normal" style:font-weight-complex="bold" style:text-emphasize="non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bold" style:font-name-asian="Mangal1" style:font-size-asian="11pt" style:font-style-asian="normal" style:font-weight-asian="bold" style:font-name-complex="Mangal1" style:font-size-complex="11pt" style:font-style-complex="normal" style:font-weight-complex="bold" style:text-emphasize="none" style:text-overline-style="none" style:text-overline-color="font-color"/>
    </style:style>
    <style:style style:name="P23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normal" style:font-name-asian="Mangal1" style:font-size-asian="11pt" style:font-style-asian="normal" style:font-weight-asian="normal" style:font-name-complex="Mangal1" style:font-size-complex="11pt" style:font-style-complex="normal" style:font-weight-complex="normal" style:text-emphasize="none" style:text-overline-style="none" style:text-overline-color="font-color"/>
    </style:style>
    <style:style style:name="P24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25" style:family="paragraph" style:parent-style-name="Standard">
      <style:paragraph-properties fo:text-align="start" style:justify-single-word="false" style:text-autospace="none" style:writing-mode="lr-tb"/>
      <style:text-properties style:font-name="Times New Roman" fo:font-size="11pt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1pt" fo:language="ru" fo:country="RU" style:font-size-asian="11pt" style:font-size-complex="11pt"/>
    </style:style>
    <style:style style:name="P29" style:family="paragraph" style:parent-style-name="Standard">
      <style:paragraph-properties fo:margin-left="0cm" fo:margin-right="0cm" fo:text-align="justify" style:justify-single-word="false" fo:text-indent="1.258cm" style:auto-text-indent="false"/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margin-left="0cm" fo:margin-right="0cm" fo:text-align="justify" style:justify-single-word="false" fo:text-indent="1.258cm" style:auto-text-indent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margin-left="0cm" fo:margin-right="0cm" fo:text-align="justify" style:justify-single-word="false" fo:text-indent="1.258cm" style:auto-text-indent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normal" style:font-name-asian="Mangal1" style:font-size-asian="11pt" style:font-style-asian="normal" style:font-weight-asian="normal" style:font-name-complex="Mangal1" style:font-size-complex="11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margin-left="0cm" fo:margin-right="0cm" fo:text-align="justify" style:justify-single-word="false" fo:text-indent="1.258cm" style:auto-text-indent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normal" style:font-name-asian="Tahoma" style:font-size-asian="11pt" style:font-style-asian="normal" style:font-weight-asian="normal" style:font-name-complex="Tahoma" style:font-size-complex="11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margin-left="0cm" fo:margin-right="0cm" fo:text-align="justify" style:justify-single-word="false" fo:text-indent="1.258cm" style:auto-text-indent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bold" style:font-name-asian="Mangal1" style:font-size-asian="11pt" style:font-style-asian="normal" style:font-weight-asian="bold" style:font-name-complex="Mangal1" style:font-size-complex="11pt" style:font-style-complex="normal" style:font-weight-complex="bold" style:text-emphasize="none" style:text-overline-style="none" style:text-overline-color="font-color"/>
    </style:style>
    <style:style style:name="P34" style:family="paragraph" style:parent-style-name="Standard">
      <style:paragraph-properties fo:margin-left="0cm" fo:margin-right="0cm" fo:text-align="justify" style:justify-single-word="false" fo:text-indent="1.258cm" style:auto-text-indent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35" style:family="paragraph" style:parent-style-name="Standard">
      <style:paragraph-properties fo:margin-left="0cm" fo:margin-right="0cm" fo:text-align="justify" style:justify-single-word="false" fo:text-indent="0.34cm" style:auto-text-indent="false">
        <style:tab-stops/>
      </style:paragraph-properties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font-name-asian="Mangal1" style:font-size-asian="11pt" style:font-style-asian="normal" style:font-weight-asian="normal" style:font-name-complex="Mangal1" style:font-size-complex="11pt" style:font-style-complex="normal" style:font-weight-complex="normal" style:text-emphasize="none" style:text-overline-style="none" style:text-overline-color="font-color"/>
    </style:style>
    <style:style style:name="P36" style:family="paragraph" style:parent-style-name="Standard">
      <style:paragraph-properties fo:margin-left="0cm" fo:margin-right="0cm" fo:text-align="justify" style:justify-single-word="false" fo:text-indent="0.445cm" style:auto-text-indent="false" style:text-autospace="none" style:writing-mode="lr-tb">
        <style:tab-stops/>
      </style:paragraph-properties>
      <style:text-properties style:text-outline="false" style:text-line-through-style="none" style:font-name="Times New Roman" fo:font-size="11pt" fo:font-style="normal" fo:text-shadow="none" style:text-underline-style="none" fo:font-weight="normal" style:font-name-asian="Mangal1" style:font-size-asian="11pt" style:font-style-asian="normal" style:font-weight-asian="normal" style:font-name-complex="Mangal1" style:font-size-complex="11pt" style:font-style-complex="normal" style:font-weight-complex="normal" style:text-emphasize="none" style:text-overline-style="none" style:text-overline-color="font-color"/>
    </style:style>
    <style:style style:name="P37" style:family="paragraph" style:parent-style-name="Standard">
      <style:paragraph-properties fo:margin-left="0cm" fo:margin-right="0cm" fo:text-align="justify" style:justify-single-word="false" fo:text-indent="0.628cm" style:auto-text-indent="false" style:text-autospace="none" style:writing-mode="lr-tb">
        <style:tab-stops/>
      </style:paragraph-properties>
      <style:text-properties style:text-outline="false" style:text-line-through-style="none" style:font-name="Times New Roman" fo:font-size="11pt" fo:font-style="normal" fo:text-shadow="none" style:text-underline-style="none" fo:font-weight="normal" style:font-name-asian="Mangal1" style:font-size-asian="11pt" style:font-style-asian="normal" style:font-weight-asian="normal" style:font-name-complex="Mangal1" style:font-size-complex="11pt" style:font-style-complex="normal" style:font-weight-complex="normal" style:text-emphasize="none" style:text-overline-style="none" style:text-overline-color="font-color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 style:text-autospace="none" style:writing-mode="lr-tb"/>
      <style:text-properties fo:color="#000000" style:text-outline="false" style:text-line-through-style="none" style:font-name="Times New Roman" fo:font-size="11pt" fo:language="en" fo:country="US" fo:font-style="normal" fo:text-shadow="none" style:text-underline-style="none" fo:font-weight="normal" fo:background-color="transparent" style:font-name-asian="Arial Cyr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40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style:text-autospace="none" style:writing-mode="lr-tb">
        <style:tab-stops/>
      </style:paragraph-properties>
      <style:text-properties style:text-outline="false" style:text-line-through-style="none" style:font-name="Times New Roman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text-outline="false" style:text-line-through-style="none" style:font-name="Times New Roman" fo:font-size="11pt" fo:language="ru" fo:country="RU" fo:font-style="normal" fo:text-shadow="none" style:text-underline-style="none" fo:font-weight="normal" style:font-name-asian="Arial1" style:font-size-asian="11pt" style:language-asian="ru" style:country-asian="RU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margin-left="0cm" fo:margin-right="0cm" fo:text-align="justify" style:justify-single-word="false" fo:text-indent="1.231cm" style:auto-text-indent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43" style:family="paragraph" style:parent-style-name="WW-_3f__3f__3f__3f__3f__3f__3f_" style:list-style-name="L2">
      <style:paragraph-properties fo:text-align="justify" style:justify-single-word="false"/>
      <style:text-properties fo:color="#000000" style:font-name="Times New Roman" fo:font-size="11pt" fo:font-weight="bold" style:font-name-asian="Arial Cyr" style:font-size-asian="11pt" style:font-weight-asian="bold" style:font-name-complex="Times New Roman" style:font-size-complex="11pt" style:font-weight-complex="bold"/>
    </style:style>
    <style:style style:name="P44" style:family="paragraph" style:parent-style-name="WW-_3f__3f__3f__3f__3f__3f__3f_" style:list-style-name="L2">
      <style:paragraph-properties fo:margin-left="0cm" fo:margin-right="0cm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45" style:family="paragraph" style:parent-style-name="WW-_3f__3f__3f__3f__3f__3f__3f_" style:list-style-name="L1" style:master-page-name="">
      <style:paragraph-properties fo:margin-left="0cm" fo:margin-right="0cm" fo:text-align="justify" style:justify-single-word="false" fo:text-indent="0cm" style:auto-text-indent="false" style:page-number="auto">
        <style:tab-stops/>
      </style:paragraph-properties>
      <style:text-properties fo:font-size="11pt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1pt" fo:language="ru" fo:country="RU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1pt" fo:language="en" fo:country="US" style:font-size-asian="11pt" style:font-size-complex="11pt"/>
    </style:style>
    <style:style style:name="P50" style:family="paragraph" style:parent-style-name="Standard">
      <style:text-properties style:font-name="Times New Roman" fo:font-size="11pt" fo:language="en" fo:country="US" style:font-size-asian="11pt" style:font-size-complex="11pt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11pt" fo:language="en" fo:country="US" style:font-size-asian="11pt" style:font-size-complex="11pt"/>
    </style:style>
    <style:style style:name="P52" style:family="paragraph" style:parent-style-name="Standard">
      <style:text-properties style:text-outline="false" style:text-line-through-style="none" style:font-name="Times New Roman" fo:font-size="11pt" fo:language="ru" fo:country="RU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53" style:family="paragraph" style:parent-style-name="Standard">
      <style:paragraph-properties fo:text-align="start" style:justify-single-word="false" style:text-autospace="none" style:writing-mode="lr-tb"/>
      <style:text-properties style:font-name="Times New Roman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" style:font-weight-asian="bold" style:font-name-complex="Times New Roman" style:font-weight-complex="bold"/>
    </style:style>
    <style:style style:name="T3" style:family="text">
      <style:text-properties fo:font-size="11.5pt" fo:font-weight="bold" style:font-size-asian="11.5pt" style:font-weight-asian="bold" style:font-size-complex="11.5pt" style:font-weight-complex="bold"/>
    </style:style>
    <style:style style:name="T4" style:family="text">
      <style:text-properties fo:font-size="11.5pt" fo:font-weight="bold" style:font-name-asian="Times New Roman" style:font-size-asian="11.5pt" style:font-weight-asian="bold" style:font-name-complex="Times New Roman" style:font-size-complex="11.5pt" style:font-weight-complex="bold"/>
    </style:style>
    <style:style style:name="T5" style:family="text">
      <style:text-properties fo:font-weight="normal" style:font-name-asian="Times New Roman" style:font-weight-asian="normal" style:font-name-complex="Times New Roman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-asian="Times New Roman" style:font-name-complex="Times New Roman"/>
    </style:style>
    <style:style style:name="T8" style:family="text">
      <style:text-properties style:text-outline="false" style:text-line-through-style="none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fo:font-size="11pt" fo:language="en" fo:country="US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text-outline="false" style:text-line-through-style="none" fo:font-style="normal" fo:text-shadow="none" style:text-underline-style="none" style:font-name-asian="Times New Roman" style:font-style-asian="normal" style:font-style-complex="normal" style:text-emphasize="none" style:text-overline-style="none" style:text-overline-color="font-color"/>
    </style:style>
    <style:style style:name="T11" style:family="text">
      <style:text-properties style:text-outline="false" style:text-line-through-style="none" fo:font-style="normal" fo:text-shadow="none" style:text-underline-style="none" fo:font-weight="normal" style:font-name-asian="Times New Roman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text-outline="false" style:text-line-through-style="none" fo:language="en" fo:country="US" fo:font-style="normal" fo:text-shadow="none" style:text-underline-style="none" fo:background-color="transparent" style:font-style-asian="normal" style:font-style-complex="normal" style:text-emphasize="none" style:text-overline-style="none" style:text-overline-color="font-color"/>
    </style:style>
    <style:style style:name="T13" style:family="text">
      <style:text-properties style:text-outline="false" style:text-line-through-style="none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T14" style:family="text">
      <style:text-properties fo:color="#000000"/>
    </style:style>
    <style:style style:name="T15" style:family="text">
      <style:text-properties fo:color="#000000" style:text-outline="false" style:text-line-through-style="none" style:font-name="Times New Roman" fo:font-style="normal" fo:text-shadow="none" style:text-underline-style="none" fo:font-weight="bold" style:font-name-asian="Times New Roman" style:font-style-asian="normal" style:font-weight-asian="bold" style:font-name-complex="Times New Roman" style:font-style-complex="normal" style:font-weight-complex="bold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font-name="Times New Roman" fo:language="ru" fo:country="RU" fo:font-style="normal" fo:text-shadow="none" style:text-underline-style="none" fo:font-weight="bold" style:font-name-asian="Times New Roman" style:font-style-asian="normal" style:font-weight-asian="bold" style:font-name-complex="Times New Roman" style:font-style-complex="normal" style:font-weight-complex="bold" style:text-emphasize="none" style:text-overline-style="none" style:text-overline-color="font-color"/>
    </style:style>
    <style:style style:name="T17" style:family="text">
      <style:text-properties fo:color="#000000" style:text-outline="false" style:text-line-through-style="none" style:font-name="Times New Roman" fo:language="ru" fo:country="RU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Times New Roman" fo:language="en" fo:country="US" fo:font-style="normal" fo:text-shadow="none" style:text-underline-style="none" fo:font-weight="bold" style:font-name-asian="Arial Cyr" style:font-style-asian="normal" style:font-weight-asian="bold" style:font-name-complex="Times New Roman" style:font-style-complex="normal" style:font-weight-complex="bold" style:text-emphasize="none" style:text-overline-style="none" style:text-overline-color="font-color"/>
    </style:style>
    <style:style style:name="T19" style:family="text">
      <style:text-properties fo:color="#000000" style:font-name-asian="Arial Cyr"/>
    </style:style>
    <style:style style:name="T20" style:family="text">
      <style:text-properties fo:color="#000000" style:font-name-asian="Arial Cyr" style:font-name-complex="Times New Roman"/>
    </style:style>
    <style:style style:name="T21" style:family="text">
      <style:text-properties fo:color="#000000" fo:language="ru" fo:country="RU"/>
    </style:style>
    <style:style style:name="T22" style:family="text">
      <style:text-properties fo:color="#000000" fo:language="ru" fo:country="RU" fo:font-weight="bold" style:font-weight-asian="bold" style:font-weight-complex="bold"/>
    </style:style>
    <style:style style:name="T23" style:family="text">
      <style:text-properties fo:color="#000000" fo:language="ru" fo:country="RU" fo:font-weight="bold" style:font-name-asian="Arial Cyr" style:font-weight-asian="bold" style:font-weight-complex="bold"/>
    </style:style>
    <style:style style:name="T24" style:family="text">
      <style:text-properties fo:color="#000000" fo:language="ru" fo:country="RU" style:font-name-asian="Arial Cyr"/>
    </style:style>
    <style:style style:name="T25" style:family="text">
      <style:text-properties fo:color="#000000" style:font-name="Times New Roman" fo:font-weight="normal" style:font-name-asian="Arial Cyr" style:font-weight-asian="normal" style:font-name-complex="Times New Roman" style:font-weight-complex="normal"/>
    </style:style>
    <style:style style:name="T26" style:family="text">
      <style:text-properties fo:color="#000000" style:font-name="Times New Roman" style:font-name-asian="Arial Cyr" style:font-name-complex="Times New Roman"/>
    </style:style>
    <style:style style:name="T27" style:family="text">
      <style:text-properties fo:color="#000000" style:font-name="Times New Roman" fo:font-weight="bold" style:font-name-asian="Arial Cyr" style:font-weight-asian="bold" style:font-name-complex="Times New Roman" style:font-weight-complex="bold"/>
    </style:style>
    <style:style style:name="T28" style:family="text">
      <style:text-properties fo:color="#000000" style:font-name="Times New Roman" fo:language="ru" fo:country="RU" fo:font-weight="bold" style:font-name-asian="Arial Cyr" style:font-weight-asian="bold" style:font-name-complex="Times New Roman" style:font-weight-complex="bold"/>
    </style:style>
    <style:style style:name="T29" style:family="text">
      <style:text-properties fo:color="#000000" style:font-name="Times New Roman" fo:language="en" fo:country="US" fo:font-weight="bold" style:font-name-asian="Arial Cyr" style:font-weight-asian="bold" style:font-name-complex="Times New Roman" style:font-weight-complex="bold"/>
    </style:style>
    <style:style style:name="T30" style:family="text">
      <style:text-properties fo:color="#000000" fo:font-weight="normal" style:font-name-asian="Arial Cyr" style:font-weight-asian="normal" style:font-name-complex="Times New Roman" style:font-weight-complex="normal"/>
    </style:style>
    <style:style style:name="T31" style:family="text">
      <style:text-properties fo:color="#000000" style:font-name-asian="Tahoma" style:font-name-complex="Tahoma"/>
    </style:style>
    <style:style style:name="T32" style:family="text">
      <style:text-properties fo:color="#000000" fo:language="en" fo:country="US" style:font-name-asian="Arial Cyr"/>
    </style:style>
    <style:style style:name="T33" style:family="text">
      <style:text-properties fo:color="#000000" fo:language="en" fo:country="US" fo:font-weight="bold" style:font-name-asian="Arial Cyr" style:font-weight-asian="bold" style:font-weight-complex="bold"/>
    </style:style>
    <style:style style:name="T34" style:family="text">
      <style:text-properties style:text-underline-style="none"/>
    </style:style>
    <style:style style:name="T35" style:family="text">
      <style:text-properties fo:language="en" fo:country="US"/>
    </style:style>
    <style:style style:name="T36" style:family="text">
      <style:text-properties fo:language="en" fo:country="US" style:font-name-asian="Times New Roman" style:font-name-complex="Times New Roman"/>
    </style:style>
    <style:style style:name="T37" style:family="text">
      <style:text-properties fo:language="en" fo:country="US"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ource_20_Text" style:num-suffix="." style:num-format="1" text:start-value="2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ource_20_Text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1.25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Договор № $<text:span text:style-name="T35">registration_num</text:span>$</text:p>
      <text:p text:style-name="P19">социального найма жилого помещения</text:p>
      <text:p text:style-name="P11"/>
      <text:p text:style-name="P21"><text:span text:style-name="T5">Иркутская область, город Братск, </text:span>$<text:span text:style-name="T35">registration_date</text:span>$</text:p>
      <text:p text:style-name="P23"><text:span text:style-name="T7">$</text:span><text:span text:style-name="T36">committee_name</text:span><text:span text:style-name="T7">$, $</text:span><text:span text:style-name="T36">in_face_of</text:span><text:span text:style-name="T7">$, далее - </text:span>Наймодатель, с одной стороны, и гражданин (ка)</text:p>
      <text:p text:style-name="P19">$<text:span text:style-name="T35">tenant_snp</text:span>$ $<text:span text:style-name="T35">tenant_date_of_birth</text:span>$ г.р.,</text:p>
      <text:p text:style-name="P23"><text:span text:style-name="T7">далее</text:span><text:span text:style-name="T1"> - </text:span>Наниматель, с другой стороны, <text:span text:style-name="T35">$reason_group$ </text:span><text:span text:style-name="T1">$</text:span><text:span text:style-name="T37">reasons</text:span><text:span text:style-name="T1">$</text:span>, заключили настоящий договор о нижеследующем:</text:p>
      <text:p text:style-name="P11"/>
      <text:p text:style-name="P22"><text:span text:style-name="T7">I. </text:span>Предмет договора</text:p>
      <text:p text:style-name="P40"><text:span text:style-name="T21">1.1. </text:span><text:span text:style-name="T14">Наймодатель передает Нанимателю и членам его семьи за плату в бессрочное владение и </text:span><text:span text:style-name="T31">пользование </text:span><text:span text:style-name="T24">муниципальное(ые) </text:span><text:span text:style-name="T19">изолированное</text:span><text:span text:style-name="T24">(ые) </text:span><text:span text:style-name="T19">жилое</text:span><text:span text:style-name="T24">(ые)</text:span><text:span text:style-name="T19"> </text:span><text:span text:style-name="T24">помещение(ия)</text:span><text:span text:style-name="T23"> - комната(ы)</text:span><text:span text:style-name="T19"> (далее - жилое помещение), расположенное</text:span><text:span text:style-name="T32"> в </text:span><text:span text:style-name="T24">отдельной </text:span><text:span text:style-name="T23">$</text:span><text:span text:style-name="T33">rooms_count</text:span><text:span text:style-name="T23">$</text:span><text:span text:style-name="T24"> - комнатной квартире</text:span><text:span text:style-name="T32">.</text:span></text:p>
      <text:list xml:id="list1619763555988267910" text:style-name="L1">
        <text:list-item>
          <text:list>
            <text:list-item>
              <text:p text:style-name="P45"><text:span text:style-name="T25">Характеристика жилого помещения:</text:span><text:span text:style-name="T26"> </text:span><text:span text:style-name="T29">$premise_info$</text:span></text:p>
            </text:list-item>
          </text:list>
        </text:list-item>
      </text:list>
      <text:list xml:id="list3900254263454903146" text:style-name="L2">
        <text:list-item>
          <text:list>
            <text:list-header>
              <text:p text:style-name="P44"><text:span text:style-name="T30">1.3. Месторасположения жилого помещения:</text:span><text:span text:style-name="T20"> </text:span></text:p>
              <text:p text:style-name="P43">Российская Федерация, Иркутская область, город Братск, <text:span text:style-name="T12">$rent_address$</text:span></text:p>
            </text:list-header>
          </text:list>
        </text:list-item>
      </text:list>
      <text:p text:style-name="P39">1.4. Совместно с Нанимателем <text:s/>в жилое помещение вселяются следующие члены семьи: </text:p>
      <table:table table:name="users" table:style-name="users">
        <table:table-column table:style-name="users.A"/>
        <table:table-column table:style-name="users.B"/>
        <table:table-column table:style-name="users.C"/>
        <table:table-column table:style-name="users.D"/>
        <table:table-row>
          <table:table-cell table:style-name="users.A1" office:value-type="string">
            <text:p text:style-name="P28">№ п/п</text:p>
          </table:table-cell>
          <table:table-cell table:style-name="users.A1" office:value-type="string">
            <text:p text:style-name="P26">ФИО</text:p>
          </table:table-cell>
          <table:table-cell table:style-name="users.A1" office:value-type="string">
            <text:p text:style-name="P26">Родственные отношения</text:p>
          </table:table-cell>
          <table:table-cell table:style-name="users.D1" office:value-type="string">
            <text:p text:style-name="P26">Дата рождения</text:p>
          </table:table-cell>
        </table:table-row>
        <table:table-row>
          <table:table-cell table:style-name="users.A2" office:value-type="string">
            <text:p text:style-name="P12">$number$</text:p>
          </table:table-cell>
          <table:table-cell table:style-name="users.A2" office:value-type="string">
            <text:p text:style-name="P12">$person_snp$</text:p>
          </table:table-cell>
          <table:table-cell table:style-name="users.A2" office:value-type="string">
            <text:p text:style-name="P51">$person_kinship$</text:p>
          </table:table-cell>
          <table:table-cell table:style-name="users.D2" office:value-type="string">
            <text:p text:style-name="P12">$date_of_birth$</text:p>
          </table:table-cell>
        </table:table-row>
      </table:table>
      <text:p text:style-name="P2"/>
      <text:p text:style-name="P3"><text:span text:style-name="T7">II</text:span> . Обязанности сторон </text:p>
      <text:p text:style-name="P5"><text:span text:style-name="T7">2.1. </text:span><text:span text:style-name="T1">Наниматель </text:span><text:s/>обязан:</text:p>
      <text:p text:style-name="P29">а) принять от <text:span text:style-name="T1">Наймодателя</text:span> по акту в срок, не превышающий 10 дней со дня подписания настоящего договора, пригодное для проживания жилое помещение, в котором проведен текущий ремонт, за исключением случаев, когда жилое помещение предоставляется во вновь введенном в эксплуатацию жилищном фонде (акт должен содержать только дату составления акта, реквизиты и стороны договора социального найма, по которому передается жилое помещение, сведения об исправности жилого помещения, а также санитарно-технического и иного оборудования, находящегося в нем на момент подписания акта, дату проведения текущего ремонта, сведения о пригодности жилого помещения для проживания, подписи сторон, составивших акт).</text:p>
      <text:p text:style-name="P4">Настоящий пункт распространяется только на впервые заключаемые договоры;</text:p>
      <text:p text:style-name="P30">б) соблюдать правила пользования жилыми помещениями;</text:p>
      <text:p text:style-name="P30">в) использовать вышеуказанное жилое помещение по назначению - для проживания;</text:p>
      <text:p text:style-name="P30">г) поддерживать в исправном состоянии жилое помещение, санитарно-техническое и иное оборудование, находящееся в нем, обеспечивать их сохранность. При обнаружении неисправностей жилого помещения или санитарно-технического и иного оборудования, находящегося в нем, немедленно принимать возможные меры к их устранению и в случае необходимости сообщать о них <text:span text:style-name="T1">Наймодателю</text:span> или в соответствующую управляющую организацию;</text:p>
      <text:p text:style-name="P30">д) содержать в чистоте и порядке жилое помещение, общее имущество в многоквартирном доме, объекты благоустройства;</text:p>
      <text:p text:style-name="P30">е) производить текущий ремонт занимаемого жилого помещения.</text:p>
      <text:p text:style-name="P5"><text:span text:style-name="T7">К текущему ремонту занимаемого жилого помещения, выполняемому </text:span><text:span text:style-name="T1">Нанимателем</text:span> за свой <text:s/>счет, относятся следующие работы: побелка, окраска и оклейка стен, потолков, окраска полов, дверей, подоконников, оконных переплетов с внутренней стороны, радиаторов, а также замена оконных и дверных приборов, ремонт внутриквартирного инженерного оборудования (электропроводки, холодного и горячего водоснабжения, теплоснабжения, газоснабжения).</text:p>
      <text:p text:style-name="P23"><text:span text:style-name="T7">Если выполнение указанных работ вызвано неисправностью отдельных конструктивных </text:span>элементов общего имущества в многоквартирном доме или оборудования в нем либо связано с производством капитального ремонта дома, то они производятся за счет <text:span text:style-name="T1">Наймодателя</text:span> организацией, предложенной им;</text:p>
      <text:p text:style-name="P31"><text:span text:style-name="T7">ж) не производить переустройство и (или) перепланировку жилого помещения без получения </text:span>соответствующего согласования, предусмотренного жилищным законодательством <text:s/>Российской Федерации;</text:p>
      <text:p text:style-name="P31"><text:span text:style-name="T7">з) своевременно и в полном объеме вносить в установленном порядке плату за жилое </text:span>помещение и коммунальные услуги по утвержденным в соответствии с законодательством <text:soft-page-break/>Российской Федерации ценам и тарифам.</text:p>
      <text:p text:style-name="P6"><text:span text:style-name="T7">В случае невнесения в установленный срок платы за жилое помещение и (или) коммунальные </text:span>услуги <text:span text:style-name="T1">Наниматель </text:span>уплачивает <text:span text:style-name="T1">Наймодателю</text:span> пени в размере, установленном Жилищным кодексом Российской Федерации, что не освобождает <text:span text:style-name="T1">Нанимателя </text:span>от уплаты причитающихся платежей;</text:p>
      <text:p text:style-name="P32"><text:span text:style-name="T7">и) переселиться с членами своей семьи в порядке, установленном Жилищным кодексом </text:span>Российской Федерации, на время проведения капитального ремонта или реконструкции дома, в котором он проживает (когда ремонт или реконструкция не могут быть произведены без выселения <text:span text:style-name="T1">Нанимателя</text:span>), в предоставляемое <text:span text:style-name="T1">Наймодателем</text:span> жилое помещение, отвечающее санитарным и техническим требованиям;</text:p>
      <text:p text:style-name="P35"><text:tab/><text:span text:style-name="T7">к) при расторжении настоящего договора освободить в установленные сроки и сдать по </text:span>акту <text:span text:style-name="T1">Наймодателю</text:span> в исправном состоянии жилое помещение, санитарно-техническое и иное оборудование, находящееся в нем, оплатить стоимость не произведенного <text:span text:style-name="T1">Нанимателем</text:span> <text:s/>и <text:s/>входящего в его обязанности ремонта жилого помещения, санитарно-технического и иного <text:s/>оборудования, находящегося в нем, или произвести его за свой счет, а также погасить <text:s/>задолженность по оплате за жилое помещение и коммунальные услуги;</text:p>
      <text:p text:style-name="P35"><text:tab/><text:span text:style-name="T7">л) допускать в заранее согласованное сторонами настоящего договора время в </text:span>занимаемое жилое помещение работников <text:span text:style-name="T1">Наймодателя</text:span> или уполномоченных им лиц, представителей органов государственного надзора и контроля для осмотра технического и санитарного состояния жилого помещения, санитарно-технического и иного оборудования, находящегося в нем, для выполнения необходимых ремонтных работ, в случае расторжения договора, а для ликвидации аварий - в любое время;</text:p>
      <text:p text:style-name="P36"><text:tab/><text:span text:style-name="T7">м) информировать </text:span><text:span text:style-name="T2">Наймодателя</text:span><text:span text:style-name="T7"> об изменении оснований и условий, дающих право пользования жилым помещением по договору социального найма, не позднее 10 рабочих дней со дня такого изменения;</text:span></text:p>
      <text:p text:style-name="P37"><text:tab/><text:span text:style-name="T7">н) нести иные обязанности, предусмотренные Жилищным кодексом Российской Федерации и федеральными законами.</text:span></text:p>
      <text:p text:style-name="P5"><text:span text:style-name="T7">2.2. </text:span><text:span text:style-name="T2">Наймодатель </text:span><text:span text:style-name="T7">обязан:</text:span></text:p>
      <text:p text:style-name="P31"><text:span text:style-name="T7">а) передать </text:span><text:span text:style-name="T2">Нанимателю</text:span><text:span text:style-name="T7"> по акту в течение 10 дней со дня подписания настоящего договора свободное от прав иных лиц и пригодное для проживания жилое помещение в состоянии, отвечающем требованиям пожарной безопасности, санитарно-гигиеническим, экологическим и иным требованиям. Настоящий пункт распространяется только на впервые заключаемые договоры;</text:span></text:p>
      <text:p text:style-name="P29">б) принимать участие в надлежащем содержании и в ремонте общего имущества в многоквартирном доме, в котором находится сданное по договору социального найма жилое помещение;</text:p>
      <text:p text:style-name="P30">в) осуществлять капитальный ремонт жилого помещения.</text:p>
      <text:p text:style-name="P38">При неисполнении или ненадлежащем исполнении <text:span text:style-name="T1">Наймодателем</text:span> обязанностей по своевременному проведению капитального ремонта сданного внаем жилого помещения, общего имущества в многоквартирном доме, санитарно-технического и иного оборудования, находящегося в жилом помещении, <text:span text:style-name="T1">Наниматель</text:span> по своему выбору вправе потребовать уменьшения платы за жилое помещение, либо возмещения своих расходов на устранение недостатков жилого помещения и (или) общего имущества в многоквартирном доме, либо возмещения убытков, причиненных ненадлежащим исполнением или неисполнением указанных обязанностей <text:span text:style-name="T1">Наймодателем</text:span>;</text:p>
      <text:p text:style-name="P31"><text:span text:style-name="T7">г) предоставить </text:span><text:span text:style-name="T2">Нанимателю</text:span><text:span text:style-name="T7"> и членам его семьи в порядке, предусмотренном Жилищным кодексом Российской Федерации, на время проведения капитального ремонта или реконструкции дома (когда ремонт или реконструкция не могут быть произведены без выселения </text:span><text:span text:style-name="T2">Нанимателя</text:span><text:span text:style-name="T7">) жилое помещение маневренного фонда, отвечающее санитарным и техническим требованиям.</text:span></text:p>
      <text:p text:style-name="P38">Переселение Нанимателя и членов его семьи в жилое помещение маневренного фонда и обратно (по окончании капитального ремонта или реконструкции) осуществляется за счет средств <text:span text:style-name="T1">Наймодателя</text:span>;</text:p>
      <text:p text:style-name="P31"><text:span text:style-name="T7">д) информировать </text:span><text:span text:style-name="T2">Нанимателя</text:span><text:span text:style-name="T7"> о проведении капитального ремонта или реконструкции дома не позднее чем за 30 дней до начала работ;</text:span></text:p>
      <text:p text:style-name="P30">е) принимать участие в своевременной подготовке дома, санитарно-технического и иного оборудования, находящегося в нем, к эксплуатации в зимних условиях;</text:p>
      <text:p text:style-name="P31"><text:span text:style-name="T7">ж) обеспечивать предоставление </text:span><text:span text:style-name="T2">Нанимателю</text:span><text:span text:style-name="T7"> предусмотренных в настоящем договоре </text:span><text:span text:style-name="T7">коммунальных услуг надлежащего качества;</text:span></text:p>
      <text:p text:style-name="P30">з) контролировать качество предоставляемых жилищно-коммунальных услуг;</text:p>
      <text:p text:style-name="P31"><text:span text:style-name="T7">и) в течение 3 рабочих дней со дня изменения цен на содержание, ремонт жилья, наем жилых </text:span><text:span text:style-name="T7">помещений, тарифов на коммунальные услуги, нормативов потребления, порядка расчетов за </text:span><text:soft-page-break/><text:span text:style-name="T7">предоставленные жилищно-коммунальные услуги информировать об этом </text:span><text:span text:style-name="T2">Нанимателя</text:span><text:span text:style-name="T7">;</text:span></text:p>
      <text:p text:style-name="P30">к) производить или поручать уполномоченному лицу проведение перерасчета платы за жилое помещение и коммунальные услуги в случае оказания услуг и выполнения работ ненадлежащего качества и (или) с перерывами, превышающими установленную продолжительность;</text:p>
      <text:p text:style-name="P31"><text:span text:style-name="T7">л) принять в установленные сроки жилое помещение у </text:span><text:span text:style-name="T2">Нанимателя</text:span><text:span text:style-name="T7"> по акту сдачи жилого помещения после расторжения настоящего договора; </text:span></text:p>
      <text:p text:style-name="P30">м) нести иные обязанности, предусмотренные законодательством Российской Федерации. </text:p>
      <text:p text:style-name="P12"/>
      <text:p text:style-name="P3"><text:span text:style-name="T7">III</text:span> . Права сторон </text:p>
      <text:p text:style-name="P2"><text:span text:style-name="T6">3.1. </text:span>Наниматель<text:span text:style-name="T6"> вправе:</text:span></text:p>
      <text:p text:style-name="P30">а) пользоваться общим имуществом многоквартирного дома;</text:p>
      <text:p text:style-name="P42">б) вселить в установленном законодательством Российской Федерации порядке в занимаемое жилое помещение иных лиц, разрешать проживание в жилом помещении временных жильцов, сдавать жилое помещение в поднаем, осуществлять обмен или замену занимаемого жилого помещения.</text:p>
      <text:p text:style-name="P20"><text:span text:style-name="T6">На вселение к родителям их детей, не достигших совершеннолетия, согласия остальных членов семьи и </text:span>Наймодателя<text:span text:style-name="T6"> не требуется;</text:span></text:p>
      <text:p text:style-name="P30">в) сохранить права на жилое помещение при временном отсутствии его и членов его семьи;</text:p>
      <text:p text:style-name="P33"><text:span text:style-name="T5">г) требовать от </text:span><text:span text:style-name="T7">Наймодателя</text:span><text:span text:style-name="T5"> своевременного проведения капитального ремонта жилого помещения, надлежащего участия в содержании общего имущества в многоквартирном доме, а также предоставления предусмотренных настоящим договором коммунальных услуг надлежащего качества;</text:span></text:p>
      <text:p text:style-name="P33"><text:span text:style-name="T5">д) требовать с письменного согласия проживающих совместно с</text:span><text:span text:style-name="T7"> Нанимателем</text:span><text:span text:style-name="T5"> членов семьи в случаях, установленных законодательством Российской Федерации, изменения настоящего договора; </text:span><text:tab/></text:p>
      <text:p text:style-name="P34"><text:span text:style-name="T6">е) расторгнуть в любое время настоящий договор с письменного согласия проживающих совместно с </text:span>Нанимателем<text:span text:style-name="T6"> членов семьи;</text:span></text:p>
      <text:p text:style-name="P30">ж) осуществлять другие права по пользованию жилым помещением, предусмотренные Жилищным кодексом Российской Федерации и федеральными законами.</text:p>
      <text:p text:style-name="P20"><text:span text:style-name="T6">3.2. Члены семьи </text:span>Нанимателя<text:span text:style-name="T6">, проживающие совместно с ним, имеют равные с </text:span>Нанимателем<text:span text:style-name="T6"> права <text:s/>и обязанности, <text:s text:c="2"/>вытекающие <text:s text:c="2"/>из <text:s/>настоящего <text:s/>договора. <text:s text:c="2"/>Дееспособные <text:s/>члены <text:s/>семьи <text:s/>несут </text:span></text:p>
      <text:p text:style-name="P4">cолидарную с <text:span text:style-name="T1">Нанимателем</text:span> ответственность по обязательствам, вытекающим из настоящего договора.</text:p>
      <text:p text:style-name="P24">3.3. <text:span text:style-name="T1">Наймодатель</text:span> вправе:</text:p>
      <text:p text:style-name="P30">а) требовать своевременного внесения платы за жилое помещение и коммунальные услуги;</text:p>
      <text:p text:style-name="P30">б) требовать допуска в жилое помещение в заранее согласованное сторонами настоящего договора время своих работников или уполномоченных лиц для осмотра технического и санитарного состояния жилого помещения, санитарно-технического и иного оборудования, находящегося в нем, для выполнения необходимых ремонтных работ, в случае расторжения договора, а для ликвидации аварий - в любое время;</text:p>
      <text:p text:style-name="P31"><text:span text:style-name="T7">в) запретить вселение в занимаемое </text:span><text:span text:style-name="T2">Нанимателем</text:span><text:span text:style-name="T7"> жилое помещение граждан в качестве проживающих совместно с ним членов семьи в случае, если после такого вселения общая площадь соответствующего жилого помещения на 1 члена семьи станет меньше учетной нормы (12 метров квадратных <text:s/>Решение Братской Городской Думы <text:s/>№ 57/ Г-Д от 23.05.2005г. ). </text:span></text:p>
      <text:p text:style-name="P12"/>
      <text:p text:style-name="P3"><text:span text:style-name="T7">I</text:span> V. Порядок изменения, расторжения и прекращения договора </text:p>
      <text:p text:style-name="P4">4.1. Настоящий договор может быть изменен или расторгнут по соглашению сторон в установленном законодательством Российской Федерации порядке в любое время.</text:p>
      <text:p text:style-name="P24">4.2. При выезде <text:span text:style-name="T1">Нанимателя</text:span> и членов его семьи в другое место жительства настоящий договор считается расторгнутым со дня выезда.</text:p>
      <text:p text:style-name="P24">4.3. По требованию <text:span text:style-name="T1">Наймодателя</text:span> настоящий договор может быть расторгнут в судебном порядке в следующих случаях:</text:p>
      <text:p text:style-name="P31"><text:span text:style-name="T7">а) использование </text:span><text:span text:style-name="T2">Нанимателем</text:span><text:span text:style-name="T7"> жилого помещения не по назначению;</text:span></text:p>
      <text:p text:style-name="P31"><text:span text:style-name="T7">б) разрушение или повреждение жилого помещения </text:span><text:span text:style-name="T2">Нанимателем</text:span><text:span text:style-name="T7"> или другими гражданами, </text:span><text:span text:style-name="T7">за действия которых он отвечает;</text:span></text:p>
      <text:p text:style-name="P30">в) систематическое нарушение прав и законных интересов соседей, которое делает невозможным совместное проживание в одном жилом помещении;</text:p>
      <text:p text:style-name="P31"><text:span text:style-name="T7">г) невнесение </text:span><text:span text:style-name="T2">Нанимателем</text:span><text:span text:style-name="T7"> платы за жилое помещение и (или) коммунальные услуги в </text:span><text:soft-page-break/><text:span text:style-name="T7">течение более 6 месяцев.</text:span></text:p>
      <text:p text:style-name="P24">4.4. Настоящий договор может быть расторгнут в судебном порядке в иных случаях, предусмотренных Жилищным кодексом Российской Федерации.</text:p>
      <text:p text:style-name="P12"/>
      <text:p text:style-name="P3"><text:span text:style-name="T7">V. Прочие условия</text:span> <text:s/></text:p>
      <text:p text:style-name="P4">5.1. Споры, которые могут возникнуть между сторонами по настоящему договору, разрешаются в порядке, предусмотренном законодательством Российской Федерации.</text:p>
      <text:p text:style-name="P24">5.2. Настоящий договор составлен в 2-х экземплярах, один из которых находится у <text:span text:style-name="T1">Наймодателя</text:span>, другой - у <text:span text:style-name="T1">Нанимателя.</text:span></text:p>
      <text:p text:style-name="P24">5.3. Договор распространяется на отношения возникшие с момента заключения. </text:p>
      <text:p text:style-name="P24">Приложения к договору: технический <text:s/>паспорт и Акт приема-передачи. <text:s text:c="2"/></text:p>
      <text:p text:style-name="P12"/>
      <text:p text:style-name="P1">VI. Юридические адреса и подписи сторон</text:p>
      <text:p text:style-name="P8"><text:span text:style-name="T4">Наймодатель</text:span>: </text:p>
      <text:p text:style-name="P4">$committee_name$, 665708, город Братск, жилой район Центральный, проспект Ленина 37</text:p>
      <text:p text:style-name="P16"/>
      <text:p text:style-name="P16"/>
      <text:p text:style-name="P16"/>
      <text:p text:style-name="P10">________________________________ <text:span text:style-name="T13">$</text:span><text:span text:style-name="T9">chairman_snp</text:span><text:span text:style-name="T13">$</text:span></text:p>
      <text:p text:style-name="P9"><text:s text:c="24"/>(подпись, м.п.) </text:p>
      <text:p text:style-name="P16"/>
      <text:p text:style-name="P16"/>
      <text:p text:style-name="P17"><text:span text:style-name="T3">Наниматель</text:span>:</text:p>
      <table:table table:name="nanim" table:style-name="nanim">
        <table:table-column table:style-name="nanim.A" table:number-columns-repeated="2"/>
        <table:table-column table:style-name="nanim.C"/>
        <table:table-column table:style-name="nanim.D"/>
        <table:table-row>
          <table:table-cell table:style-name="nanim.A1" office:value-type="string">
            <text:p text:style-name="P25">ФИО</text:p>
          </table:table-cell>
          <table:table-cell table:style-name="nanim.A1" office:value-type="string">
            <text:p text:style-name="P25">Паспортные данные</text:p>
          </table:table-cell>
          <table:table-cell table:style-name="nanim.A1" office:value-type="string">
            <text:p text:style-name="P25">Адрес</text:p>
          </table:table-cell>
          <table:table-cell table:style-name="nanim.D1" office:value-type="string">
            <text:p text:style-name="P25">Подпись</text:p>
          </table:table-cell>
        </table:table-row>
        <table:table-row>
          <table:table-cell table:style-name="nanim.A2" office:value-type="string">
            <text:p text:style-name="P49">$tenant_snp$</text:p>
          </table:table-cell>
          <table:table-cell table:style-name="nanim.A2" office:value-type="string">
            <text:p text:style-name="P49">$tenant_document$</text:p>
          </table:table-cell>
          <table:table-cell table:style-name="nanim.A2" office:value-type="string">
            <text:p text:style-name="P49">$tenant_address$</text:p>
          </table:table-cell>
          <table:table-cell table:style-name="nanim.D2" office:value-type="string">
            <text:p text:style-name="P27"/>
          </table:table-cell>
        </table:table-row>
      </table:table>
      <text:p text:style-name="P13">$<text:span text:style-name="T35">guardian</text:span>$</text:p>
      <text:p text:style-name="P18"/>
      <text:p text:style-name="P7">Согласовано:</text:p>
      <text:p text:style-name="P52">Юридический отдел</text:p>
      <text:p text:style-name="P12"/>
      <text:p text:style-name="P12">« <text:s text:c="6"/>» ________________ 20___</text:p>
      <text:p text:style-name="P12"/>
      <text:p text:style-name="P12"/>
      <text:p text:style-name="P15"><text:span text:style-name="T34">«</text:span>Реквизиты для оплаты за найм:</text:p>
      <text:p text:style-name="P14">Банк получателя:</text:p>
      <text:p text:style-name="P14">ГРКЦ ГУ Банка России по Иркутской области г.Иркутск<text:tab/></text:p>
      <text:p text:style-name="P14">БИК 042520001</text:p>
      <text:p text:style-name="P14">Получатель: УФК по Иркутской области (КУМИ г. Братска)<text:tab/></text:p>
      <text:p text:style-name="P14">Сч.№ 40101810900000010001</text:p>
      <text:p text:style-name="P14">ИНН <text:s text:c="2"/>3803201800 КПП <text:s text:c="2"/>380401001</text:p>
      <text:p text:style-name="P14">КБК 90111109044041000120</text:p>
      <text:p text:style-name="P41">ОКТМО 25714000</text:p>
      <text:p text:style-name="P41">Назначение платежа: Оплата за найм (за месяц, год).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angal2" svg:font-family="Mangal"/>
    <style:font-face style:name="Arial Cyr" svg:font-family="'Arial Cyr'" style:font-family-generic="swiss"/>
    <style:font-face style:name="MS Sans Serif" svg:font-family="'MS Sans Serif'" style:font-family-generic="swiss"/>
    <style:font-face style:name="Courier New" svg:font-family="'Courier New'" style:font-family-generic="modern" style:font-pitch="fixed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_3f__3f__3f__3f__3f__3f__3f_" style:display-name="WW-???????" style:family="paragraph">
      <style:paragraph-properties fo:hyphenation-ladder-count="no-limit"/>
      <style:text-properties style:use-window-font-color="true" style:font-name="MS Sans Serif" fo:font-size="12pt" fo:language="ru" fo:country="RU" style:letter-kerning="true" style:font-name-asian="MS Sans Serif" style:font-size-asian="12pt" style:language-asian="zh" style:country-asian="CN" style:font-name-complex="MS Sans Serif" fo:hyphenate="false" fo:hyphenation-remain-char-count="2" fo:hyphenation-push-char-count="2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Times New Roman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1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Right_20_Page"/>
    <style:master-page style:name="Left_20_Page" style:display-name="Left Page" style:page-layout-name="Mpm3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2:24:29.44</meta:creation-date>
    <meta:editing-duration>PT2M29S</meta:editing-duration>
    <meta:editing-cycles>2</meta:editing-cycles>
    <meta:generator>OpenOffice.org/3.4.1$Win32 OpenOffice.org_project/341m1$Build-9593</meta:generator>
    <meta:document-statistic meta:table-count="2" meta:image-count="0" meta:object-count="0" meta:page-count="4" meta:paragraph-count="111" meta:word-count="1603" meta:character-count="12897"/>
    <dc:date>2014-10-31T12:35:57.17</dc:date>
  </office:meta>
</office:document-meta>
</file>